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le of the book</text:p>
      <text:p text:style-name="Subtitle">subtitle</text:p>
      <text:p text:style-name="Text_20_body">This is the front matter of the book.</text:p>
      <text:p text:style-name="Text_20_body">Everything before the first heading 1 will be include inside the frontmatter.</text:p>
      <text:h text:style-name="Heading_20_1" text:outline-level="1">Heading 1</text:h>
      <text:p text:style-name="Text_20_body">A line.</text:p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27:44</meta:creation-date>
    <meta:document-statistic meta:table-count="0" meta:image-count="0" meta:object-count="0" meta:page-count="1" meta:paragraph-count="7" meta:word-count="31" meta:character-count="165"/>
    <dc:date>2009-06-25T15:36:32</dc:date>
    <dc:creator>Vincent Spiewak</dc:creator>
    <meta:editing-duration>PT00H08M48S</meta:editing-duration>
    <meta:editing-cycles>1</meta:editing-cycles>
    <meta:generator>OpenOffice.org/3.0$Unix OpenOffice.org_project/300m15$Build-9379</meta:generator>
  </office:meta>
</office:document-meta>
</file>